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9-04-22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7816" calcext:value-type="float">
            <text:p>89.9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8-11-19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5624" calcext:value-type="float">
            <text:p>89.9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8-09-19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7232" calcext:value-type="float">
            <text:p>89.8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8-07-11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604" calcext:value-type="float">
            <text:p>90.2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8-06-05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0464" calcext:value-type="float">
            <text:p>90.5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8-04-11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7312" calcext:value-type="float">
            <text:p>86.6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8-01-24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9504" calcext:value-type="float">
            <text:p>90.51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7-12-04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9296" calcext:value-type="float">
            <text:p>90.3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7-09-07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8168" calcext:value-type="float">
            <text:p>90.49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7-06-21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5832" calcext:value-type="float">
            <text:p>90.0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7-04-21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4248" calcext:value-type="float">
            <text:p>89.61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7-03-08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0304" calcext:value-type="float">
            <text:p>89.3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6-12-20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8952" calcext:value-type="float">
            <text:p>84.57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6-11-07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6248" calcext:value-type="float">
            <text:p>90.37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6-10-03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3136" calcext:value-type="float">
            <text:p>90.62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6-06-08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264" calcext:value-type="float">
            <text:p>89.7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6-04-11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1576" calcext:value-type="float">
            <text:p>89.57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6-03-02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312" calcext:value-type="float">
            <text:p>89.7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5-12-10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3808" calcext:value-type="float">
            <text:p>89.9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5-10-22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4768" calcext:value-type="float">
            <text:p>89.96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5-09-02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2576" calcext:value-type="float">
            <text:p>89.9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5-06-30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0344" calcext:value-type="float">
            <text:p>89.6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5-04-24 15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2436" calcext:value-type="float">
            <text:p>88.2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5-03-13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4288" calcext:value-type="float">
            <text:p>82.3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4-12-15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8504" calcext:value-type="float">
            <text:p>82.51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4-11-12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4912" calcext:value-type="float">
            <text:p>82.73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4-09-30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4368" calcext:value-type="float">
            <text:p>82.95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4-06-17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7472" calcext:value-type="float">
            <text:p>87.97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4-04-02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2032" calcext:value-type="float">
            <text:p>82.55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4-02-27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9608" calcext:value-type="float">
            <text:p>82.96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3-12-20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5864" calcext:value-type="float">
            <text:p>84.2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3-11-08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2856" calcext:value-type="float">
            <text:p>88.3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3-09-25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3344" calcext:value-type="float">
            <text:p>83.14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3-04-09 14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7784" calcext:value-type="float">
            <text:p>88.18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3-01-31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5904" calcext:value-type="float">
            <text:p>88.3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2-12-19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9808" calcext:value-type="float">
            <text:p>88.3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2-11-05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9704" calcext:value-type="float">
            <text:p>88.3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2-09-13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112" calcext:value-type="float">
            <text:p>88.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2-06-26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2208" calcext:value-type="float">
            <text:p>88.5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2-04-10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5632" calcext:value-type="float">
            <text:p>88.4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2-02-23 15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3712" calcext:value-type="float">
            <text:p>88.37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1-12-14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1-11-10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1936" calcext:value-type="float">
            <text:p>88.6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1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8704" calcext:value-type="float">
            <text:p>84.1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1-06-15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4152" calcext:value-type="float">
            <text:p>88.08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1-05-05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0544" calcext:value-type="float">
            <text:p>87.4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1-03-18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6496" calcext:value-type="float">
            <text:p>87.0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0-12-29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2528" calcext:value-type="float">
            <text:p>87.2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0-11-12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8384" calcext:value-type="float">
            <text:p>81.5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0-09-24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448" calcext:value-type="float">
            <text:p>85.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0-06-02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5184" calcext:value-type="float">
            <text:p>86.43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10-03-05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464" calcext:value-type="float">
            <text:p>79.0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9-12-18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4992" calcext:value-type="float">
            <text:p>79.5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9-11-06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50664" calcext:value-type="float">
            <text:p>80.7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9-06-24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1648" calcext:value-type="float">
            <text:p>87.86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9-02-06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8792" calcext:value-type="float">
            <text:p>83.2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8-12-29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8136" calcext:value-type="float">
            <text:p>88.7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8-11-12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9304" calcext:value-type="float">
            <text:p>88.9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8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0264" calcext:value-type="float">
            <text:p>85.17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8-06-18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2016" calcext:value-type="float">
            <text:p>89.2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8-04-1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008" calcext:value-type="float">
            <text:p>88.2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8-01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8016" calcext:value-type="float">
            <text:p>87.75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7-10-31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5616" calcext:value-type="float">
            <text:p>83.7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7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0744" calcext:value-type="float">
            <text:p>85.20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7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9456" calcext:value-type="float">
            <text:p>80.2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7-03-05 14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02608" calcext:value-type="float">
            <text:p>80.3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6-11-30 14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056" calcext:value-type="float">
            <text:p>84.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6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9664" calcext:value-type="float">
            <text:p>84.1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6-08-09 13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0784" calcext:value-type="float">
            <text:p>89.3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6-05-16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5904" calcext:value-type="float">
            <text:p>88.3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6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6344" calcext:value-type="float">
            <text:p>88.09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6-03-16 14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07024" calcext:value-type="float">
            <text:p>82.1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6-01-26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3568" calcext:value-type="float">
            <text:p>87.98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5-11-28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8992" calcext:value-type="float">
            <text:p>88.7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5-07-29 1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6312" calcext:value-type="float">
            <text:p>90.12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5-05-11 12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5-03-31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848" calcext:value-type="float">
            <text:p>79.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5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2304" calcext:value-type="float">
            <text:p>78.6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4-11-03 14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2496" calcext:value-type="float">
            <text:p>89.3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4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3744" calcext:value-type="float">
            <text:p>82.53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4-08-06 13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3752" calcext:value-type="float">
            <text:p>88.6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4-05-27 1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192" calcext:value-type="float">
            <text:p>80.1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4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5096" calcext:value-type="float">
            <text:p>79.6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4-04-08 13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4488" calcext:value-type="float">
            <text:p>80.1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4-01-22 13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65664" calcext:value-type="float">
            <text:p>86.4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3-11-21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2528" calcext:value-type="float">
            <text:p>79.6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3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0792" calcext:value-type="float">
            <text:p>80.2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3-07-17 14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0632" calcext:value-type="float">
            <text:p>86.5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3-05-20 14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416" calcext:value-type="float">
            <text:p>86.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3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9848" calcext:value-type="float">
            <text:p>81.0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3-03-25 12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3-01-22 12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27704" calcext:value-type="float">
            <text:p>79.9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2-12-19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9728" calcext:value-type="float">
            <text:p>87.73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2-11-18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4072" calcext:value-type="float">
            <text:p>87.4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2-09-18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3792" calcext:value-type="float">
            <text:p>89.0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2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2592" calcext:value-type="float">
            <text:p>83.2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2-07-30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3832" calcext:value-type="float">
            <text:p>89.3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2-06-28 1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7048" calcext:value-type="float">
            <text:p>89.15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2-05-09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5968" calcext:value-type="float">
            <text:p>88.13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2-03-25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5552" calcext:value-type="float">
            <text:p>87.85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2-02-26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1696" calcext:value-type="float">
            <text:p>86.7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2-01-30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704" calcext:value-type="float">
            <text:p>86.8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1-1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0544" calcext:value-type="float">
            <text:p>87.4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1-11-16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288" calcext:value-type="float">
            <text:p>87.8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1-10-05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0648" calcext:value-type="float">
            <text:p>87.4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1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1056" calcext:value-type="float">
            <text:p>81.6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1-08-23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808" calcext:value-type="float">
            <text:p>87.5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1-07-24 1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5008" calcext:value-type="float">
            <text:p>88.07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1-06-21 1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6304" calcext:value-type="float">
            <text:p>87.77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1-05-23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7936" calcext:value-type="float">
            <text:p>87.1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1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04944" calcext:value-type="float">
            <text:p>80.7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1-04-10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3936" calcext:value-type="float">
            <text:p>85.5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1-03-15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684" calcext:value-type="float">
            <text:p>85.2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1-02-06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5504" calcext:value-type="float">
            <text:p>85.1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1-01-09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316" calcext:value-type="float">
            <text:p>86.2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0-12-18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2224" calcext:value-type="float">
            <text:p>85.61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0-11-10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6208" calcext:value-type="float">
            <text:p>86.2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0-10-05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2696" calcext:value-type="float">
            <text:p>87.1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0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536" calcext:value-type="float">
            <text:p>80.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0-08-31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2528" calcext:value-type="float">
            <text:p>87.2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0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1736" calcext:value-type="float">
            <text:p>87.0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0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2344" calcext:value-type="float">
            <text:p>86.5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0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9688" calcext:value-type="float">
            <text:p>79.7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0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3416" calcext:value-type="float">
            <text:p>85.2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0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6984" calcext:value-type="float">
            <text:p>85.59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2000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0864" calcext:value-type="float">
            <text:p>78.5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9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7712" calcext:value-type="float">
            <text:p>86.0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9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1448" calcext:value-type="float">
            <text:p>86.2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9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7456" calcext:value-type="float">
            <text:p>87.0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9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3376" calcext:value-type="float">
            <text:p>81.1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9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6744" calcext:value-type="float">
            <text:p>87.48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9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0472" calcext:value-type="float">
            <text:p>81.5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9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2064" calcext:value-type="float">
            <text:p>88.14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9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088" calcext:value-type="float">
            <text:p>87.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9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9408" calcext:value-type="float">
            <text:p>85.17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9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0656" calcext:value-type="float">
            <text:p>78.4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9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9032" calcext:value-type="float">
            <text:p>85.21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9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5672" calcext:value-type="float">
            <text:p>85.00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1704" calcext:value-type="float">
            <text:p>85.26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8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9992" calcext:value-type="float">
            <text:p>81.4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8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7024" calcext:value-type="float">
            <text:p>85.9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8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3448" calcext:value-type="float">
            <text:p>87.0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8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004" calcext:value-type="float">
            <text:p>87.95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8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0344" calcext:value-type="float">
            <text:p>82.00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8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9832" calcext:value-type="float">
            <text:p>87.80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8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1136" calcext:value-type="float">
            <text:p>86.0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8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9968" calcext:value-type="float">
            <text:p>85.8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8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504" calcext:value-type="float">
            <text:p>86.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8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2224" calcext:value-type="float">
            <text:p>85.61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8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8824" calcext:value-type="float">
            <text:p>85.0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8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496" calcext:value-type="float">
            <text:p>85.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8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5504" calcext:value-type="float">
            <text:p>85.1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7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3584" calcext:value-type="float">
            <text:p>85.06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7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9472" calcext:value-type="float">
            <text:p>84.9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7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6456" calcext:value-type="float">
            <text:p>86.7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7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0632" calcext:value-type="float">
            <text:p>86.5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7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316" calcext:value-type="float">
            <text:p>86.2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7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784" calcext:value-type="float">
            <text:p>85.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7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8624" calcext:value-type="float">
            <text:p>87.2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7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6884" calcext:value-type="float">
            <text:p>85.9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7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8928" calcext:value-type="float">
            <text:p>85.14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7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3864" calcext:value-type="float">
            <text:p>83.4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7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8704" calcext:value-type="float">
            <text:p>84.1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7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2464" calcext:value-type="float">
            <text:p>76.10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6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4864" calcext:value-type="float">
            <text:p>83.87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6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4344" calcext:value-type="float">
            <text:p>83.5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6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6928" calcext:value-type="float">
            <text:p>76.7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6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9384" calcext:value-type="float">
            <text:p>78.1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6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3888" calcext:value-type="float">
            <text:p>79.1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6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7592" calcext:value-type="float">
            <text:p>85.1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6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2136" calcext:value-type="float">
            <text:p>86.43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6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2984" calcext:value-type="float">
            <text:p>84.07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6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4368" calcext:value-type="float">
            <text:p>82.95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6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9464" calcext:value-type="float">
            <text:p>86.3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6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3016" calcext:value-type="float">
            <text:p>85.8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6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8784" calcext:value-type="float">
            <text:p>84.7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6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5776" calcext:value-type="float">
            <text:p>85.07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6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2312" calcext:value-type="float">
            <text:p>84.79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5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4072" calcext:value-type="float">
            <text:p>76.01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5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7352" calcext:value-type="float">
            <text:p>79.3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5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0832" calcext:value-type="float">
            <text:p>76.7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5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3992" calcext:value-type="float">
            <text:p>79.1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5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7832" calcext:value-type="float">
            <text:p>87.0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5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8448" calcext:value-type="float">
            <text:p>85.11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5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8072" calcext:value-type="float">
            <text:p>85.1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5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6424" calcext:value-type="float">
            <text:p>84.9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5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2416" calcext:value-type="float">
            <text:p>84.8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5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692" calcext:value-type="float">
            <text:p>74.41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5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2632" calcext:value-type="float">
            <text:p>83.54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5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3112" calcext:value-type="float">
            <text:p>75.95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4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0992" calcext:value-type="float">
            <text:p>81.8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4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7848" calcext:value-type="float">
            <text:p>84.1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4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7744" calcext:value-type="float">
            <text:p>84.05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4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4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104" calcext:value-type="float">
            <text:p>84.5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4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02" calcext:value-type="float">
            <text:p>81.6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4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1336" calcext:value-type="float">
            <text:p>83.8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4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944" calcext:value-type="float">
            <text:p>83.1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4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8048" calcext:value-type="float">
            <text:p>74.29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4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1536" calcext:value-type="float">
            <text:p>74.01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4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0288" calcext:value-type="float">
            <text:p>73.17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4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4248" calcext:value-type="float">
            <text:p>81.9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4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1216" calcext:value-type="float">
            <text:p>75.26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3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3936" calcext:value-type="float">
            <text:p>81.7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3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9464" calcext:value-type="float">
            <text:p>74.95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3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3216" calcext:value-type="float">
            <text:p>83.64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3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2608" calcext:value-type="float">
            <text:p>76.4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3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0912" calcext:value-type="float">
            <text:p>77.4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3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8384" calcext:value-type="float">
            <text:p>85.36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3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7112" calcext:value-type="float">
            <text:p>85.0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3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9704" calcext:value-type="float">
            <text:p>84.49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3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5272" calcext:value-type="float">
            <text:p>74.18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3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41592" calcext:value-type="float">
            <text:p>82.84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3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724" calcext:value-type="float">
            <text:p>73.16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3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6176" calcext:value-type="float">
            <text:p>73.03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3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1512" calcext:value-type="float">
            <text:p>82.2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3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928" calcext:value-type="float">
            <text:p>74.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2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8784" calcext:value-type="float">
            <text:p>73.32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2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7384" calcext:value-type="float">
            <text:p>73.55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2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2376" calcext:value-type="float">
            <text:p>73.11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2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872" calcext:value-type="float">
            <text:p>73.5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2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4416" calcext:value-type="float">
            <text:p>74.19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2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9536" calcext:value-type="float">
            <text:p>73.24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2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4304" calcext:value-type="float">
            <text:p>75.58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2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8152" calcext:value-type="float">
            <text:p>74.36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2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0472" calcext:value-type="float">
            <text:p>73.88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2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164" calcext:value-type="float">
            <text:p>81.7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1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3912" calcext:value-type="float">
            <text:p>82.3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1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3888" calcext:value-type="float">
            <text:p>71.49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0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3904" calcext:value-type="float">
            <text:p>72.38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90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3992" calcext:value-type="float">
            <text:p>75.37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89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0136" calcext:value-type="float">
            <text:p>74.24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89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6304" calcext:value-type="float">
            <text:p>72.53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88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74832" calcext:value-type="float">
            <text:p>74.47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88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9472" calcext:value-type="float">
            <text:p>73.49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87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0624" calcext:value-type="float">
            <text:p>76.6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87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2944" calcext:value-type="float">
            <text:p>72.32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86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0392" calcext:value-type="float">
            <text:p>73.24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86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4512" calcext:value-type="float">
            <text:p>75.72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85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5928" calcext:value-type="float">
            <text:p>76.3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85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88" calcext:value-type="float">
            <text:p>74.2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84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7288" calcext:value-type="float">
            <text:p>79.6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84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3848" calcext:value-type="float">
            <text:p>78.7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84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4624" calcext:value-type="float">
            <text:p>74.33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82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2072" calcext:value-type="float">
            <text:p>79.0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82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1312" calcext:value-type="float">
            <text:p>69.17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81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5224" calcext:value-type="float">
            <text:p>82.9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81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2168" calcext:value-type="float">
            <text:p>72.97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80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948" calcext:value-type="float">
            <text:p>75.84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80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6528" calcext:value-type="float">
            <text:p>73.56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79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0184" calcext:value-type="float">
            <text:p>73.10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79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47752" calcext:value-type="float">
            <text:p>63.54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79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5056" calcext:value-type="float">
            <text:p>71.69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77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284" calcext:value-type="float">
            <text:p>60.82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76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8728" calcext:value-type="float">
            <text:p>60.68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76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2288" calcext:value-type="float">
            <text:p>58.69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75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7168" calcext:value-type="float">
            <text:p>59.63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75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6824" calcext:value-type="float">
            <text:p>57.64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74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2496" calcext:value-type="float">
            <text:p>58.83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74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7576" calcext:value-type="float">
            <text:p>57.56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74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9912" calcext:value-type="float">
            <text:p>57.96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8076531701</text:p>
          </table:table-cell>
          <table:table-cell office:value-type="string" calcext:value-type="string">
            <text:p>1970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46" meta:object-count="0"/>
    <meta:user-defined meta:name="AppVersion">3.0</meta:user-defined>
  </office:meta>
</office:document-meta>
</file>